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, Helvetica, sans-serif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 style:list-style-name="L12"/>
    <style:style style:name="P13" style:family="paragraph" style:parent-style-name="Text_20_body" style:list-style-name="L13"/>
    <style:style style:name="T1" style:family="text">
      <style:text-properties style:text-position="super 58%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 have covered the following:</text:h>
      <text:p text:style-name="Text_20_body"/>
      <text:p text:style-name="Text_20_body">Australasian Conference on Computing Education</text:p>
      <text:list xml:id="list34313906" text:style-name="L1">
        <text:list-item>
          <text:p text:style-name="P1">Proceedings of the Twelfth Australasian Conference on Computing Education – Volume 103</text:p>
        </text:list-item>
        <text:list-item>
          <text:p text:style-name="P1">Proceedings of the Eleventh Australasian Conference on Computing Education – Volume 95</text:p>
        </text:list-item>
        <text:list-item>
          <text:p text:style-name="P1">Proceedings of the Tenth Australasian Conference on Computing Education – Volume 78</text:p>
        </text:list-item>
        <text:list-item>
          <text:p text:style-name="P1">Proceedings of the Ninth Australasian Conference on Computing Education – Volume 66</text:p>
        </text:list-item>
        <text:list-item>
          <text:p text:style-name="P1">Proceedings of the Eighth Australasian Conference on Computing Education – Volume 52</text:p>
        </text:list-item>
        <text:list-item>
          <text:p text:style-name="P1">Proceedings of the Seventh Australasian Conference on Computing Education – Volume 42</text:p>
        </text:list-item>
        <text:list-item>
          <text:p text:style-name="P1">Proceedings of the Sixth Australasian Conference on Computing Education – Volume 30</text:p>
        </text:list-item>
        <text:list-item>
          <text:p text:style-name="P1">Proceedings of the Fifth Australasian Conference on Computing Education – Volume 20</text:p>
        </text:list-item>
        <text:list-item>
          <text:p text:style-name="P1">Proceedings of the Fourth Australasian Conference on Computing Education</text:p>
        </text:list-item>
        <text:list-item>
          <text:p text:style-name="P1">Proceedings of the Third Australasian Conference on Computing Education</text:p>
        </text:list-item>
        <text:list-item>
          <text:p text:style-name="P1">Proceedings of the Second Australasian Conference on Computing Education</text:p>
        </text:list-item>
        <text:list-item>
          <text:p text:style-name="P1">Proceedings of the First Australasian Conference on Computing Education</text:p>
        </text:list-item>
      </text:list>
      <text:p text:style-name="Text_20_body">Grid Computing and e-Research</text:p>
      <text:list xml:id="list34312805" text:style-name="L2">
        <text:list-item>
          <text:p text:style-name="P2">Proceedings of the Seventh Australasian Symposium on Grid Computing and e-Research – Volume 99</text:p>
        </text:list-item>
        <text:list-item>
          <text:p text:style-name="P2">Proceedings of the Sixth Australasian Symposium on Grid Computing and e-Research – Volume 82</text:p>
        </text:list-item>
      </text:list>
      <text:p text:style-name="Text_20_body">Computer Science Education Research Conference</text:p>
      <text:list xml:id="list34320091" text:style-name="L3">
        <text:list-item>
          <text:p text:style-name="P3">Computer Science Education Research Conference</text:p>
        </text:list-item>
      </text:list>
      <text:p text:style-name="Text_20_body">Foundations of Digital Games</text:p>
      <text:list xml:id="list34335366" text:style-name="L4">
        <text:list-item>
          <text:p text:style-name="P4">Proceedings of the Fifth International Conference on the Foundataions of Digital Games</text:p>
        </text:list-item>
        <text:list-item>
          <text:p text:style-name="P4">Proceedings of the Fourth International Conference on the Foundataions of Digital Games</text:p>
        </text:list-item>
      </text:list>
      <text:p text:style-name="Text_20_body">International Computing Education Research Workshop</text:p>
      <text:list xml:id="list34309460" text:style-name="L5">
        <text:list-item>
          <text:p text:style-name="P5">Proceedings of the seventh international workshop on Computing education research</text:p>
        </text:list-item>
        <text:list-item>
          <text:p text:style-name="P5">Proceedings of the sixth international workshop on Computing education research</text:p>
        </text:list-item>
        <text:list-item>
          <text:p text:style-name="P5">Proceedings of the fifth international workshop on Computing education research</text:p>
        </text:list-item>
        <text:list-item>
          <text:p text:style-name="P5">Proceedings of the fourth international workshop on Computing education research</text:p>
        </text:list-item>
        <text:list-item>
          <text:p text:style-name="P5">Proceedings of the third international workshop on Computing education research</text:p>
        </text:list-item>
        <text:list-item>
          <text:p text:style-name="P5">Proceedings of the second international workshop on Computing education research</text:p>
        </text:list-item>
        <text:list-item>
          <text:p text:style-name="P5">Proceedings of the first international workshop on Computing education research</text:p>
        </text:list-item>
      </text:list>
      <text:p text:style-name="Text_20_body">Intelligent Narrative Technologies</text:p>
      <text:list xml:id="list34310327" text:style-name="L6">
        <text:list-item>
          <text:p text:style-name="P6">Proceedings of the Intelligent Narrative Technologies 3 workshop </text:p>
        </text:list-item>
      </text:list>
      <text:p text:style-name="Text_20_body"><text:soft-page-break/>Inovation and Technology in Computer Science Education</text:p>
      <text:list xml:id="list34311083" text:style-name="L7">
        <text:list-item>
          <text:p text:style-name="P7">Proceedings of the 16<text:span text:style-name="T1">th</text:span> annual joint conference on Innovation and technology in computer science education</text:p>
        </text:list-item>
        <text:list-item>
          <text:p text:style-name="P7">Proceedings of the 15<text:span text:style-name="T1">th</text:span> annual joint conference on Innovation and technology in computer science education</text:p>
        </text:list-item>
        <text:list-item>
          <text:p text:style-name="P7">Proceedings of the 2010 ItiCSE working group reports on Working group reports</text:p>
        </text:list-item>
        <text:list-item>
          <text:p text:style-name="P7">Proceedings of the 14<text:span text:style-name="T1">th</text:span> annual joint conference on Innovation and technology in computer science education</text:p>
        </text:list-item>
        <text:list-item>
          <text:p text:style-name="P7">Proceedings of the 13th annual joint conference on Innovation and technology in computer science education</text:p>
        </text:list-item>
        <text:list-item>
          <text:p text:style-name="P7">07 Working group reports on ItiCSE on Innovation and Technology in computer science education</text:p>
        </text:list-item>
        <text:list-item>
          <text:p text:style-name="P7">Proceedings of the 12th annual joint conference on Innovation and technology in computer science education</text:p>
        </text:list-item>
        <text:list-item>
          <text:p text:style-name="P7">06 Working group reports on ItiCSE on Innovation and Technology in computer science education</text:p>
        </text:list-item>
        <text:list-item>
          <text:p text:style-name="P7">Proceedings of the 11th annual joint conference on Innovation and technology in computer science education</text:p>
        </text:list-item>
        <text:list-item>
          <text:p text:style-name="P7">Proceedings of the 10th annual joint conference on Innovation and technology in computer science education</text:p>
        </text:list-item>
        <text:list-item>
          <text:p text:style-name="P7">04 Working group reports on ItiCSE on Innovation and Technology in computer science education</text:p>
        </text:list-item>
        <text:list-item>
          <text:p text:style-name="P7">Proceedings of the 9th annual joint conference on Innovation and technology in computer science education</text:p>
        </text:list-item>
        <text:list-item>
          <text:p text:style-name="P7">Proceedings of the 8th annual joint conference on Innovation and technology in computer science education</text:p>
        </text:list-item>
        <text:list-item>
          <text:p text:style-name="P7">03 Working group reports on ItiCSE on Innovation and Technology in computer science education</text:p>
        </text:list-item>
        <text:list-item>
          <text:p text:style-name="P7">Proceedings of the 7th annual joint conference on Innovation and technology in computer science education</text:p>
        </text:list-item>
        <text:list-item>
          <text:p text:style-name="P7">02 Working group reports on ItiCSE on Innovation and Technology in computer science education</text:p>
        </text:list-item>
        <text:list-item>
          <text:p text:style-name="P7">01 Working group reports on ItiCSE on Innovation and Technology in computer science education</text:p>
        </text:list-item>
        <text:list-item>
          <text:p text:style-name="P7">00 Working group reports on ItiCSE on Innovation and Technology in computer science education</text:p>
        </text:list-item>
        <text:list-item>
          <text:p text:style-name="P7">Proceedings of the 6th annual joint conference on Innovation and technology in computer science education</text:p>
        </text:list-item>
        <text:list-item>
          <text:p text:style-name="P7">Proceedings of the 5th annual joint conference on Innovation and technology in computer science education</text:p>
        </text:list-item>
        <text:list-item>
          <text:p text:style-name="P7">99 Working group reports on ItiCSE on Innovation and Technology in computer science <text:soft-page-break/>education</text:p>
        </text:list-item>
        <text:list-item>
          <text:p text:style-name="P7">Proceedings of the 4th annual joint conference on Innovation and technology in computer science education</text:p>
        </text:list-item>
        <text:list-item>
          <text:p text:style-name="P7">Proceedings of the 6<text:span text:style-name="T1">th</text:span> annual conference on the teaching of computing and the 3<text:span text:style-name="T1">rd</text:span> annual conference on Integrating technology into computer science education: Chaning the delivery of computer science education</text:p>
        </text:list-item>
        <text:list-item>
          <text:p text:style-name="P7">Working Group reports of the 3<text:span text:style-name="T1">rd</text:span> annual SIGCSE/SIGCUE ItiCSE conference on Integrating technology into computer science education</text:p>
        </text:list-item>
        <text:list-item>
          <text:p text:style-name="P7">The supplemental proceedings of the conference on Integrating technology into computer science education: working group reports and supplemental proceedings</text:p>
        </text:list-item>
        <text:list-item>
          <text:p text:style-name="P7">Proceedings of the 2<text:span text:style-name="T1">nd</text:span> conference on Integrating technology into computer science education</text:p>
        </text:list-item>
        <text:list-item>
          <text:p text:style-name="P7">Proceedings of the 1<text:span text:style-name="T1">st</text:span> conference on Integrating technology into computer science education</text:p>
        </text:list-item>
      </text:list>
      <text:p text:style-name="Text_20_body">Koli Calling International Conference on Computing Education Research</text:p>
      <text:list xml:id="list34308667" text:style-name="L8">
        <text:list-item>
          <text:p text:style-name="P8">Proceedings of the 10<text:span text:style-name="T1">th</text:span> Koli Calling International Conference on Computing Education Research</text:p>
        </text:list-item>
      </text:list>
      <text:p text:style-name="Text_20_body">Procedural Content Generation in Games</text:p>
      <text:list xml:id="list34303068" text:style-name="L9">
        <text:list-item>
          <text:p text:style-name="P9">Proceedinga of the 2<text:span text:style-name="T1">nd</text:span> International Workshop on Procedural Content Generation in Games</text:p>
        </text:list-item>
        <text:list-item>
          <text:p text:style-name="P9">Proceedinga of the 2010 Workshop on Procedural Content Generation in Games</text:p>
        </text:list-item>
      </text:list>
      <text:p text:style-name="Text_20_body">SIGAda International Conference on Ada</text:p>
      <text:list xml:id="list34316493" text:style-name="L10">
        <text:list-item>
          <text:p text:style-name="P10">10 Proceedings of the ACM SIGAda annual international conference on SIGAda</text:p>
        </text:list-item>
        <text:list-item>
          <text:p text:style-name="P10">09 Proceedings of the ACM SIGAda annual international conference on Ada and realated technologies</text:p>
        </text:list-item>
        <text:list-item>
          <text:p text:style-name="P10">08 Proceedings of the ACM annual international conference on SIGAda annual international conference</text:p>
        </text:list-item>
        <text:list-item>
          <text:p text:style-name="P10">07 Proceedings of the ACM annual international conference on SIGAda annual international conference</text:p>
        </text:list-item>
        <text:list-item>
          <text:p text:style-name="P10">06 Proceedings of the ACM annual international conference on SIGAda annual international conference</text:p>
        </text:list-item>
        <text:list-item>
          <text:p text:style-name="P10">05 Proceedings of the ACM annual international conference on SIGAda annual international conference</text:p>
        </text:list-item>
        <text:list-item>
          <text:p text:style-name="P10">04 Proceedings of the ACM annual international conference on SIGAda annual international conference</text:p>
        </text:list-item>
        <text:list-item>
          <text:p text:style-name="P10">03 Proceedings of the ACM annual international conference on SIGAda annual international conference</text:p>
        </text:list-item>
        <text:list-item>
          <text:p text:style-name="P10">02 Proceedings of the ACM annual international conference on SIGAda annual international conference</text:p>
        </text:list-item>
        <text:list-item>
          <text:p text:style-name="P10">01 Proceedings of the ACM annual international conference on SIGAda annual international conference</text:p>
        </text:list-item>
        <text:list-item>
          <text:p text:style-name="P10">99 Proceedings of the ACM annual international conference on SIGAda annual international conference</text:p>
        </text:list-item>
        <text:list-item>
          <text:p text:style-name="P10"><text:soft-page-break/>98 Proceedings of the ACM annual international conference on SIGAda annual international conference</text:p>
        </text:list-item>
        <text:list-item>
          <text:p text:style-name="P10">87 Proceedings of the ACM annual international conference on SIGAda annual international conference</text:p>
        </text:list-item>
        <text:list-item>
          <text:p text:style-name="P10">85 Proceedings of the ACM annual international conference on SIGAda annual international conference</text:p>
        </text:list-item>
      </text:list>
      <text:p text:style-name="Text_20_body">Computer Science Education</text:p>
      <text:list xml:id="list34330223" text:style-name="L11">
        <text:list-item>
          <text:p text:style-name="P11">Proceedings of the 42<text:span text:style-name="T1">nd</text:span> ACM technical symposium on Computer science education</text:p>
        </text:list-item>
        <text:list-item>
          <text:p text:style-name="P11">Proceedings of the 41<text:span text:style-name="T1">st</text:span> ACM technical symposium on Computer science education</text:p>
        </text:list-item>
        <text:list-item>
          <text:p text:style-name="P11">Proceedings of the 40<text:span text:style-name="T1">th</text:span> ACM technical symposium on Computer science education</text:p>
        </text:list-item>
        <text:list-item>
          <text:p text:style-name="P11">Proceedings of the 39<text:span text:style-name="T1">th</text:span> ACM technical symposium on Computer science education</text:p>
        </text:list-item>
        <text:list-item>
          <text:p text:style-name="P11">Proceedings of the 38<text:span text:style-name="T1">th</text:span> ACM technical symposium on Computer science education</text:p>
        </text:list-item>
        <text:list-item>
          <text:p text:style-name="P11">Proceedings of the 37<text:span text:style-name="T1">th</text:span> ACM technical symposium on Computer science education</text:p>
        </text:list-item>
        <text:list-item>
          <text:p text:style-name="P11">Proceedings of the 36<text:span text:style-name="T1">th</text:span> ACM technical symposium on Computer science education</text:p>
        </text:list-item>
        <text:list-item>
          <text:p text:style-name="P11">Proceedings of the 35<text:span text:style-name="T1">th</text:span> ACM technical symposium on Computer science education</text:p>
        </text:list-item>
        <text:list-item>
          <text:p text:style-name="P11">Proceedings of the 34<text:span text:style-name="T1">th</text:span> ACM technical symposium on Computer science education</text:p>
        </text:list-item>
        <text:list-item>
          <text:p text:style-name="P11">Proceedings of the 33<text:span text:style-name="T1">th</text:span> ACM technical symposium on Computer science education</text:p>
        </text:list-item>
        <text:list-item>
          <text:p text:style-name="P11">Proceedings of the 32<text:span text:style-name="T1">nd</text:span> ACM technical symposium on Computer science education</text:p>
        </text:list-item>
        <text:list-item>
          <text:p text:style-name="P11">Proceedings of the 31<text:span text:style-name="T1">st</text:span> ACM technical symposium on Computer science education</text:p>
        </text:list-item>
        <text:list-item>
          <text:p text:style-name="P11">Proceedings of the 30<text:span text:style-name="T1">th</text:span> ACM technical symposium on Computer science education</text:p>
        </text:list-item>
        <text:list-item>
          <text:p text:style-name="P11">Proceedings of the 29<text:span text:style-name="T1">th</text:span> ACM technical symposium on Computer science education</text:p>
        </text:list-item>
        <text:list-item>
          <text:p text:style-name="P11">Proceedings of the 28<text:span text:style-name="T1">th</text:span>ACM technical symposium on Computer science education</text:p>
        </text:list-item>
        <text:list-item>
          <text:p text:style-name="P11">Proceedings of the 27<text:span text:style-name="T1">th</text:span> ACM technical symposium on Computer science education</text:p>
        </text:list-item>
        <text:list-item>
          <text:p text:style-name="P11">Proceedings of the 26<text:span text:style-name="T1">th</text:span> ACM technical symposium on Computer science education</text:p>
        </text:list-item>
        <text:list-item>
          <text:p text:style-name="P11">Proceedings of the 25<text:span text:style-name="T1">th</text:span> ACM technical symposium on Computer science education</text:p>
        </text:list-item>
        <text:list-item>
          <text:p text:style-name="P11">Proceedings of the 24<text:span text:style-name="T1">th</text:span> ACM technical symposium on Computer science education</text:p>
        </text:list-item>
        <text:list-item>
          <text:p text:style-name="P11">Proceedings of the 23<text:span text:style-name="T1">rd</text:span> ACM technical symposium on Computer science education</text:p>
        </text:list-item>
        <text:list-item>
          <text:p text:style-name="P11">Proceedings of the 22<text:span text:style-name="T1">rd</text:span> ACM technical symposium on Computer science education</text:p>
        </text:list-item>
        <text:list-item>
          <text:p text:style-name="P11">Proceedings of the 21<text:span text:style-name="T1">st</text:span> ACM technical symposium on Computer science education</text:p>
        </text:list-item>
        <text:list-item>
          <text:p text:style-name="P11">Proceedings of the 20<text:span text:style-name="T1">th</text:span> ACM technical symposium on Computer science education</text:p>
        </text:list-item>
        <text:list-item>
          <text:p text:style-name="P11">Proceedings of the 19<text:span text:style-name="T1">th</text:span> ACM technical symposium on Computer science education</text:p>
        </text:list-item>
        <text:list-item>
          <text:p text:style-name="P11">Proceedings of the 18<text:span text:style-name="T1">th</text:span> ACM technical symposium on Computer science education</text:p>
        </text:list-item>
        <text:list-item>
          <text:p text:style-name="P11">Proceedings of the 17<text:span text:style-name="T1">th</text:span> ACM technical symposium on Computer science education</text:p>
        </text:list-item>
        <text:list-item>
          <text:p text:style-name="P11">Proceedings of the 16<text:span text:style-name="T1">th</text:span> ACM technical symposium on Computer science education</text:p>
        </text:list-item>
        <text:list-item>
          <text:p text:style-name="P11">Proceedings of the 15<text:span text:style-name="T1">th</text:span> ACM technical symposium on Computer science education</text:p>
        </text:list-item>
        <text:list-item>
          <text:p text:style-name="P11">Proceedings of the 14<text:span text:style-name="T1">th</text:span> ACM technical symposium on Computer science education</text:p>
        </text:list-item>
        <text:list-item>
          <text:p text:style-name="P11"><text:soft-page-break/>Proceedings of the 13<text:span text:style-name="T1">th</text:span> ACM technical symposium on Computer science education</text:p>
        </text:list-item>
        <text:list-item>
          <text:p text:style-name="P11">Proceedings of the 12<text:span text:style-name="T1">th</text:span> ACM technical symposium on Computer science education</text:p>
        </text:list-item>
        <text:list-item>
          <text:p text:style-name="P11">Proceedings of the 11<text:span text:style-name="T1">th</text:span> ACM technical symposium on Computer science education</text:p>
        </text:list-item>
        <text:list-item>
          <text:p text:style-name="P11">Proceedings of the 10<text:span text:style-name="T1">th</text:span> ACM technical symposium on Computer science education</text:p>
        </text:list-item>
        <text:list-item>
          <text:p text:style-name="P11">Proceedings of the 9<text:span text:style-name="T1">th</text:span> ACM technical symposium on Computer science education </text:p>
        </text:list-item>
        <text:list-item>
          <text:p text:style-name="P11">Papers of the SIGCSE/CSA technical symposium on computer science education</text:p>
        </text:list-item>
        <text:list-item>
          <text:p text:style-name="P11">Proceedings of the 8<text:span text:style-name="T1">th</text:span> ACM technical symposium on Computer science education </text:p>
        </text:list-item>
        <text:list-item>
          <text:p text:style-name="P11">Proceedings of the 7<text:span text:style-name="T1">th</text:span> ACM technical symposium on Computer science education</text:p>
        </text:list-item>
        <text:list-item>
          <text:p text:style-name="P11">Proceedings of the 6<text:span text:style-name="T1">th</text:span> ACM technical symposium on Computer science education </text:p>
        </text:list-item>
        <text:list-item>
          <text:p text:style-name="P11">Proceedings of the ACM SIGCSE-SIGCUE technical symposium on Computer science and education</text:p>
        </text:list-item>
        <text:list-item>
          <text:p text:style-name="P11">Proceedings of the 5<text:span text:style-name="T1">th</text:span> ACM technical symposium on Computer science education </text:p>
        </text:list-item>
        <text:list-item>
          <text:p text:style-name="P11">Proceedings of the 4<text:span text:style-name="T1">th</text:span> ACM technical symposium on Computer science education </text:p>
        </text:list-item>
        <text:list-item>
          <text:p text:style-name="P11">Proceedings of the 3<text:span text:style-name="T1">rd</text:span> ACM technical symposium on Computer science education </text:p>
        </text:list-item>
        <text:list-item>
          <text:p text:style-name="P11">Proceedings of the 2<text:span text:style-name="T1">nd</text:span> ACM technical symposium on Computer science education </text:p>
        </text:list-item>
        <text:list-item>
          <text:p text:style-name="P11">Proceedings of the 1<text:span text:style-name="T1">st</text:span> ACM technical symposium on Computer science education </text:p>
        </text:list-item>
      </text:list>
      <text:p text:style-name="Text_20_body">TRI-Ada</text:p>
      <text:list xml:id="list34306663" text:style-name="L12">
        <text:list-item>
          <text:p text:style-name="P12">Proceedings of the conference on TRI-Ada '97</text:p>
        </text:list-item>
        <text:list-item>
          <text:p text:style-name="P12">Proceedings of the conference on TRI-Ada '96</text:p>
        </text:list-item>
        <text:list-item>
          <text:p text:style-name="P12">Tutorial proceedings on TRI-Ada '91: Ada's role in global markets: solutions for a changing complex world</text:p>
        </text:list-item>
        <text:list-item>
          <text:p text:style-name="P12">Proceedings of the conference on TRI-Ada '95</text:p>
        </text:list-item>
        <text:list-item>
          <text:p text:style-name="P12">Proceedings of the conference on TRI-Ada '94</text:p>
        </text:list-item>
        <text:list-item>
          <text:p text:style-name="P12">Proceedings of the conference on TRI-Ada '93</text:p>
        </text:list-item>
        <text:list-item>
          <text:p text:style-name="P12">Tutorial proceedings of the conference on TRI-Ada '92 – Volume 2</text:p>
        </text:list-item>
        <text:list-item>
          <text:p text:style-name="P12">Proceedings of the conference on TRI-Ada '92</text:p>
        </text:list-item>
        <text:list-item>
          <text:p text:style-name="P12">Tutorial proceedings of the conference on TRI-Ada '92 – Volume 1</text:p>
        </text:list-item>
        <text:list-item>
          <text:p text:style-name="P12">Proceedings of the conference on TRI-Ada '91</text:p>
        </text:list-item>
        <text:list-item>
          <text:p text:style-name="P12">Proceedings of the conference on TRI-Ada '90</text:p>
        </text:list-item>
        <text:list-item>
          <text:p text:style-name="P12">Proceedings of the conference on TRI-Ada '88</text:p>
        </text:list-item>
        <text:list-item>
          <text:p text:style-name="P12">Proceedings of the conference on TRI-Ada '89</text:p>
        </text:list-item>
      </text:list>
      <text:p text:style-name="Text_20_body">Computing education</text:p>
      <text:list xml:id="list34326277" text:style-name="L13">
        <text:list-item>
          <text:p text:style-name="P13">Proceedings of the 16<text:span text:style-name="T1">th</text:span> Western Canadian Conference on Computing Education</text:p>
        </text:list-item>
        <text:list-item>
          <text:p text:style-name="P13">Proceedings of the 15<text:span text:style-name="T1">th</text:span> Western Canadian Conference on Computing Education</text:p>
        </text:list-item>
        <text:list-item>
          <text:p text:style-name="P13">Proceedings of the 14<text:span text:style-name="T1">th</text:span> Western Canadian Conference on Computing Educatio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, Helvetica, sans-serif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31H30M41S</meta:editing-duration>
    <meta:editing-cycles>154</meta:editing-cycles>
    <meta:generator>OpenOffice.org/3.2$Win32 OpenOffice.org_project/320m18$Build-9502</meta:generator>
    <dc:date>2011-10-28T14:19:30.75</dc:date>
    <dc:creator>Ben Gibson</dc:creator>
    <meta:document-statistic meta:table-count="0" meta:image-count="0" meta:object-count="0" meta:page-count="5" meta:paragraph-count="143" meta:word-count="1704" meta:character-count="11402"/>
    <meta:user-defined meta:name="Info 1"/>
    <meta:user-defined meta:name="Info 2"/>
    <meta:user-defined meta:name="Info 3"/>
    <meta:user-defined meta:name="Info 4"/>
  </office:meta>
</office:document-meta>
</file>